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931cm" fo:margin-left="0.037cm" fo:margin-top="0cm" fo:margin-bottom="0cm" table:align="left" style:writing-mode="page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3.917cm"/>
    </style:style>
    <style:style style:name="Tabla1.C" style:family="table-column">
      <style:table-column-properties style:column-width="8.81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-left="0.5pt solid #000000" fo:border-right="none" fo:border-top="none" fo:border-bottom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58024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8024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8024" style:font-weight-asian="bold" style:font-weight-complex="bold"/>
    </style:style>
    <style:style style:name="T5" style:family="text">
      <style:text-properties officeooo:rsid="00158024"/>
    </style:style>
    <style:style style:name="T6" style:family="text">
      <style:text-properties fo:language="en" fo:country="US" fo:font-weight="bold" officeooo:rsid="00158024" style:font-weight-asian="bold" style:font-weight-complex="bold"/>
    </style:style>
    <style:style style:name="T7" style:family="text">
      <style:text-properties fo:language="en" fo:country="US" fo:font-weight="bold" officeooo:rsid="000d696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6. </text:span><text:span text:style-name="T7">List of genes that maintain their rhythmicity under LL conditions after </text:span><text:span text:style-name="T6">S</text:span><text:span text:style-name="T7">D entrainment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5">G</text:span>eneID</text:p>
          </table:table-cell>
          <table:table-cell table:style-name="Tabla1.A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90</text:p>
          </table:table-cell>
          <table:table-cell table:style-name="Tabla1.A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40</text:p>
          </table:table-cell>
          <table:table-cell table:style-name="Tabla1.A2" office:value-type="string">
            <text:p text:style-name="P2"><text:s/>DNA methylase, N-6 adenine-specific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60</text:p>
          </table:table-cell>
          <table:table-cell table:style-name="Tabla1.A2" office:value-type="string">
            <text:p text:style-name="P2"><text:s/>Glutamyl/glutaminyl-tRNA synthetase, class Ib, anti-codon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8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5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40</text:p>
          </table:table-cell>
          <table:table-cell table:style-name="Tabla1.A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10</text:p>
          </table:table-cell>
          <table:table-cell table:style-name="Tabla1.A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2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40</text:p>
          </table:table-cell>
          <table:table-cell table:style-name="Tabla1.A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40</text:p>
          </table:table-cell>
          <table:table-cell table:style-name="Tabla1.A2" office:value-type="string">
            <text:p text:style-name="P2"><text:s/>ISC system FeS cluster assembly, IscU scaf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50</text:p>
          </table:table-cell>
          <table:table-cell table:style-name="Tabla1.A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90</text:p>
          </table:table-cell>
          <table:table-cell table:style-name="Tabla1.A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80</text:p>
          </table:table-cell>
          <table:table-cell table:style-name="Tabla1.A2" office:value-type="string">
            <text:p text:style-name="P2"><text:s/>YjeF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10</text:p>
          </table:table-cell>
          <table:table-cell table:style-name="Tabla1.A2" office:value-type="string">
            <text:p text:style-name="P2"><text:s/>UBA/THIF-type NAD/FAD binding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00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70</text:p>
          </table:table-cell>
          <table:table-cell table:style-name="Tabla1.A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20</text:p>
          </table:table-cell>
          <table:table-cell table:style-name="Tabla1.A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50</text:p>
          </table:table-cell>
          <table:table-cell table:style-name="Tabla1.A2" office:value-type="string">
            <text:p text:style-name="P2"><text:s/>Vacuolar protein sorting-associated, VPS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1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6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70</text:p>
          </table:table-cell>
          <table:table-cell table:style-name="Tabla1.A2" office:value-type="string">
            <text:p text:style-name="P2"><text:s/>Zinc finger, LSD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10</text:p>
          </table:table-cell>
          <table:table-cell table:style-name="Tabla1.A2" office:value-type="string">
            <text:p text:style-name="P2"><text:s/>Alpha-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60</text:p>
          </table:table-cell>
          <table:table-cell table:style-name="Tabla1.A2" office:value-type="string">
            <text:p text:style-name="P2"><text:s/>Transcription factor, MAD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90</text:p>
          </table:table-cell>
          <table:table-cell table:style-name="Tabla1.A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00</text:p>
          </table:table-cell>
          <table:table-cell table:style-name="Tabla1.A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90</text:p>
          </table:table-cell>
          <table:table-cell table:style-name="Tabla1.A2" office:value-type="string">
            <text:p text:style-name="P2"><text:s/>Na+/H+ exchanger, isoforms 7/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00</text:p>
          </table:table-cell>
          <table:table-cell table:style-name="Tabla1.A2" office:value-type="string">
            <text:p text:style-name="P2"><text:s/>Exportin/Importin, Cs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70</text:p>
          </table:table-cell>
          <table:table-cell table:style-name="Tabla1.A2" office:value-type="string">
            <text:p text:style-name="P2"><text:s/>N-terminal acetyltransferase A, auxilia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50</text:p>
          </table:table-cell>
          <table:table-cell table:style-name="Tabla1.A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80</text:p>
          </table:table-cell>
          <table:table-cell table:style-name="Tabla1.A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70</text:p>
          </table:table-cell>
          <table:table-cell table:style-name="Tabla1.A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20</text:p>
          </table:table-cell>
          <table:table-cell table:style-name="Tabla1.A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50</text:p>
          </table:table-cell>
          <table:table-cell table:style-name="Tabla1.A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6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20</text:p>
          </table:table-cell>
          <table:table-cell table:style-name="Tabla1.A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50</text:p>
          </table:table-cell>
          <table:table-cell table:style-name="Tabla1.A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90</text:p>
          </table:table-cell>
          <table:table-cell table:style-name="Tabla1.A2" office:value-type="string">
            <text:p text:style-name="P2"><text:s/>Transcription initiation factor TFIID component TAF4 n/a <text:s/>Transcription initiatD component TAF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50</text:p>
          </table:table-cell>
          <table:table-cell table:style-name="Tabla1.A2" office:value-type="string">
            <text:p text:style-name="P2"><text:s/>Casein kinase II,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10</text:p>
          </table:table-cell>
          <table:table-cell table:style-name="Tabla1.A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90</text:p>
          </table:table-cell>
          <table:table-cell table:style-name="Tabla1.A2" office:value-type="string">
            <text:p text:style-name="P2">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0</text:p>
          </table:table-cell>
          <table:table-cell table:style-name="Tabla1.A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7</text:p>
          </table:table-cell>
          <table:table-cell table:style-name="Tabla1.A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40</text:p>
          </table:table-cell>
          <table:table-cell table:style-name="Tabla1.A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70</text:p>
          </table:table-cell>
          <table:table-cell table:style-name="Tabla1.A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40</text:p>
          </table:table-cell>
          <table:table-cell table:style-name="Tabla1.A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860</text:p>
          </table:table-cell>
          <table:table-cell table:style-name="Tabla1.A2" office:value-type="string">
            <text:p text:style-name="P2"><text:s/>Phosphoglycerate ki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20</text:p>
          </table:table-cell>
          <table:table-cell table:style-name="Tabla1.A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50</text:p>
          </table:table-cell>
          <table:table-cell table:style-name="Tabla1.A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60</text:p>
          </table:table-cell>
          <table:table-cell table:style-name="Tabla1.A2" office:value-type="string">
            <text:p text:style-name="P2"><text:s/>Cdc37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00</text:p>
          </table:table-cell>
          <table:table-cell table:style-name="Tabla1.A2" office:value-type="string">
            <text:p text:style-name="P2"><text:s/>GPI mannosyltransfer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70</text:p>
          </table:table-cell>
          <table:table-cell table:style-name="Tabla1.A2" office:value-type="string">
            <text:p text:style-name="P2"><text:s/>Anaphase-promoting complex subunit 4 lo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00</text:p>
          </table:table-cell>
          <table:table-cell table:style-name="Tabla1.A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10</text:p>
          </table:table-cell>
          <table:table-cell table:style-name="Tabla1.A2" office:value-type="string">
            <text:p text:style-name="P2"><text:s/>Condensin complex, subunit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50</text:p>
          </table:table-cell>
          <table:table-cell table:style-name="Tabla1.A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40</text:p>
          </table:table-cell>
          <table:table-cell table:style-name="Tabla1.A2" office:value-type="string">
            <text:p text:style-name="P2"><text:s/>Somatomedin 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8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00</text:p>
          </table:table-cell>
          <table:table-cell table:style-name="Tabla1.A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25</text:p>
          </table:table-cell>
          <table:table-cell table:style-name="Tabla1.A2" office:value-type="string">
            <text:p text:style-name="P2"><text:s/>Magnesium-dependent phosphatase-1, eukaryotic/arcaheal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30</text:p>
          </table:table-cell>
          <table:table-cell table:style-name="Tabla1.A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10</text:p>
          </table:table-cell>
          <table:table-cell table:style-name="Tabla1.A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50</text:p>
          </table:table-cell>
          <table:table-cell table:style-name="Tabla1.A2" office:value-type="string">
            <text:p text:style-name="P2"><text:s/>Phosphatidylinositol-4-phosphate 5-kinas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80</text:p>
          </table:table-cell>
          <table:table-cell table:style-name="Tabla1.A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00</text:p>
          </table:table-cell>
          <table:table-cell table:style-name="Tabla1.A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70</text:p>
          </table:table-cell>
          <table:table-cell table:style-name="Tabla1.A2" office:value-type="string">
            <text:p text:style-name="P2"><text:s/>Protein phosphatase methylest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10</text:p>
          </table:table-cell>
          <table:table-cell table:style-name="Tabla1.A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20</text:p>
          </table:table-cell>
          <table:table-cell table:style-name="Tabla1.A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0</text:p>
          </table:table-cell>
          <table:table-cell table:style-name="Tabla1.A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740</text:p>
          </table:table-cell>
          <table:table-cell table:style-name="Tabla1.A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70</text:p>
          </table:table-cell>
          <table:table-cell table:style-name="Tabla1.A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20</text:p>
          </table:table-cell>
          <table:table-cell table:style-name="Tabla1.A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0</text:p>
          </table:table-cell>
          <table:table-cell table:style-name="Tabla1.A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00</text:p>
          </table:table-cell>
          <table:table-cell table:style-name="Tabla1.A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90</text:p>
          </table:table-cell>
          <table:table-cell table:style-name="Tabla1.A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90</text:p>
          </table:table-cell>
          <table:table-cell table:style-name="Tabla1.A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7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7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90</text:p>
          </table:table-cell>
          <table:table-cell table:style-name="Tabla1.A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10</text:p>
          </table:table-cell>
          <table:table-cell table:style-name="Tabla1.A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90</text:p>
          </table:table-cell>
          <table:table-cell table:style-name="Tabla1.A2" office:value-type="string">
            <text:p text:style-name="P2"><text:s/>Major royal jelly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00</text:p>
          </table:table-cell>
          <table:table-cell table:style-name="Tabla1.A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40</text:p>
          </table:table-cell>
          <table:table-cell table:style-name="Tabla1.A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80</text:p>
          </table:table-cell>
          <table:table-cell table:style-name="Tabla1.A2" office:value-type="string">
            <text:p text:style-name="P2"><text:s/>Glycoside hydrolase, catalytic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10</text:p>
          </table:table-cell>
          <table:table-cell table:style-name="Tabla1.A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20</text:p>
          </table:table-cell>
          <table:table-cell table:style-name="Tabla1.A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70</text:p>
          </table:table-cell>
          <table:table-cell table:style-name="Tabla1.A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10</text:p>
          </table:table-cell>
          <table:table-cell table:style-name="Tabla1.A2" office:value-type="string">
            <text:p text:style-name="P2"><text:s/>Shugoshin, C-terminal n/a <text:s/>Shugosh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40</text:p>
          </table:table-cell>
          <table:table-cell table:style-name="Tabla1.A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70</text:p>
          </table:table-cell>
          <table:table-cell table:style-name="Tabla1.A2" office:value-type="string">
            <text:p text:style-name="P2"><text:s/>5-methyltetrahydrofolate--homocyste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90</text:p>
          </table:table-cell>
          <table:table-cell table:style-name="Tabla1.A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0</text:p>
          </table:table-cell>
          <table:table-cell table:style-name="Tabla1.A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0</text:p>
          </table:table-cell>
          <table:table-cell table:style-name="Tabla1.A2" office:value-type="string">
            <text:p text:style-name="P2"><text:s/>Mitochondrial substrate/solute carrier n/a <text:s/>Mitochondrial substrate/solute car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30</text:p>
          </table:table-cell>
          <table:table-cell table:style-name="Tabla1.A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00</text:p>
          </table:table-cell>
          <table:table-cell table:style-name="Tabla1.A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70</text:p>
          </table:table-cell>
          <table:table-cell table:style-name="Tabla1.A2" office:value-type="string">
            <text:p text:style-name="P2"><text:s/>ATPase, vacuolar ER assembly factor, Vma1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125</text:p>
          </table:table-cell>
          <table:table-cell table:style-name="Tabla1.A2" office:value-type="string">
            <text:p text:style-name="P2"><text:s/>Metridin-like ShK toxin n/a 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90</text:p>
          </table:table-cell>
          <table:table-cell table:style-name="Tabla1.A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60</text:p>
          </table:table-cell>
          <table:table-cell table:style-name="Tabla1.A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00</text:p>
          </table:table-cell>
          <table:table-cell table:style-name="Tabla1.A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80</text:p>
          </table:table-cell>
          <table:table-cell table:style-name="Tabla1.A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3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80</text:p>
          </table:table-cell>
          <table:table-cell table:style-name="Tabla1.A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6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95</text:p>
          </table:table-cell>
          <table:table-cell table:style-name="Tabla1.A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90</text:p>
          </table:table-cell>
          <table:table-cell table:style-name="Tabla1.A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70</text:p>
          </table:table-cell>
          <table:table-cell table:style-name="Tabla1.A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10</text:p>
          </table:table-cell>
          <table:table-cell table:style-name="Tabla1.A2" office:value-type="string">
            <text:p text:style-name="P2"><text:s/>Bicarbonat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6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60</text:p>
          </table:table-cell>
          <table:table-cell table:style-name="Tabla1.A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4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8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60</text:p>
          </table:table-cell>
          <table:table-cell table:style-name="Tabla1.A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90</text:p>
          </table:table-cell>
          <table:table-cell table:style-name="Tabla1.A2" office:value-type="string">
            <text:p text:style-name="P2"><text:s/>Telomerase ribonucleoprotein complex -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00</text:p>
          </table:table-cell>
          <table:table-cell table:style-name="Tabla1.A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A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40</text:p>
          </table:table-cell>
          <table:table-cell table:style-name="Tabla1.A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70</text:p>
          </table:table-cell>
          <table:table-cell table:style-name="Tabla1.A2" office:value-type="string">
            <text:p text:style-name="P2"><text:s/>Protein of unknown function DUF35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8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20</text:p>
          </table:table-cell>
          <table:table-cell table:style-name="Tabla1.A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890</text:p>
          </table:table-cell>
          <table:table-cell table:style-name="Tabla1.A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40</text:p>
          </table:table-cell>
          <table:table-cell table:style-name="Tabla1.A2" office:value-type="string">
            <text:p text:style-name="P2"><text:s/>Membrane insertase YidC/Oxa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50</text:p>
          </table:table-cell>
          <table:table-cell table:style-name="Tabla1.A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80</text:p>
          </table:table-cell>
          <table:table-cell table:style-name="Tabla1.A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60</text:p>
          </table:table-cell>
          <table:table-cell table:style-name="Tabla1.A2" office:value-type="string">
            <text:p text:style-name="P2"><text:s/>SWR1-complex protein 4/DNA methyltransferase 1-associated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00</text:p>
          </table:table-cell>
          <table:table-cell table:style-name="Tabla1.A2" office:value-type="string">
            <text:p text:style-name="P2"><text:s/>Peptide Chain Release Factor eRF1/aRF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10</text:p>
          </table:table-cell>
          <table:table-cell table:style-name="Tabla1.A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40</text:p>
          </table:table-cell>
          <table:table-cell table:style-name="Tabla1.A2" office:value-type="string">
            <text:p text:style-name="P2"><text:s/>DNA topoisomerase VI, subunit B, trans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40</text:p>
          </table:table-cell>
          <table:table-cell table:style-name="Tabla1.A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00</text:p>
          </table:table-cell>
          <table:table-cell table:style-name="Tabla1.A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30</text:p>
          </table:table-cell>
          <table:table-cell table:style-name="Tabla1.A2" office:value-type="string">
            <text:p text:style-name="P2"><text:s/>MA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8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50</text:p>
          </table:table-cell>
          <table:table-cell table:style-name="Tabla1.A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70</text:p>
          </table:table-cell>
          <table:table-cell table:style-name="Tabla1.A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50</text:p>
          </table:table-cell>
          <table:table-cell table:style-name="Tabla1.A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7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2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30</text:p>
          </table:table-cell>
          <table:table-cell table:style-name="Tabla1.A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00</text:p>
          </table:table-cell>
          <table:table-cell table:style-name="Tabla1.A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00</text:p>
          </table:table-cell>
          <table:table-cell table:style-name="Tabla1.A2" office:value-type="string">
            <text:p text:style-name="P2"><text:s/>DSS1/SEM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50</text:p>
          </table:table-cell>
          <table:table-cell table:style-name="Tabla1.A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10</text:p>
          </table:table-cell>
          <table:table-cell table:style-name="Tabla1.A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80</text:p>
          </table:table-cell>
          <table:table-cell table:style-name="Tabla1.A2" office:value-type="string">
            <text:p text:style-name="P2"><text:s/>Ribosome maturation protein SBD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50</text:p>
          </table:table-cell>
          <table:table-cell table:style-name="Tabla1.A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100</text:p>
          </table:table-cell>
          <table:table-cell table:style-name="Tabla1.A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20</text:p>
          </table:table-cell>
          <table:table-cell table:style-name="Tabla1.A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60</text:p>
          </table:table-cell>
          <table:table-cell table:style-name="Tabla1.A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10</text:p>
          </table:table-cell>
          <table:table-cell table:style-name="Tabla1.A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00</text:p>
          </table:table-cell>
          <table:table-cell table:style-name="Tabla1.A2" office:value-type="string">
            <text:p text:style-name="P2"><text:s/>Domain of unknown function DUF44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30</text:p>
          </table:table-cell>
          <table:table-cell table:style-name="Tabla1.A2" office:value-type="string">
            <text:p text:style-name="P2"><text:s/>U4/U6 small nuclear ribonucleoprotein P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50</text:p>
          </table:table-cell>
          <table:table-cell table:style-name="Tabla1.A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70</text:p>
          </table:table-cell>
          <table:table-cell table:style-name="Tabla1.A2" office:value-type="string">
            <text:p text:style-name="P2"><text:s/>Translation initiation factor, beta propell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10</text:p>
          </table:table-cell>
          <table:table-cell table:style-name="Tabla1.A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80</text:p>
          </table:table-cell>
          <table:table-cell table:style-name="Tabla1.A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00</text:p>
          </table:table-cell>
          <table:table-cell table:style-name="Tabla1.A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30</text:p>
          </table:table-cell>
          <table:table-cell table:style-name="Tabla1.A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80</text:p>
          </table:table-cell>
          <table:table-cell table:style-name="Tabla1.A2" office:value-type="string">
            <text:p text:style-name="P2"><text:s/>PA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00</text:p>
          </table:table-cell>
          <table:table-cell table:style-name="Tabla1.A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60</text:p>
          </table:table-cell>
          <table:table-cell table:style-name="Tabla1.A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00</text:p>
          </table:table-cell>
          <table:table-cell table:style-name="Tabla1.A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00</text:p>
          </table:table-cell>
          <table:table-cell table:style-name="Tabla1.A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80</text:p>
          </table:table-cell>
          <table:table-cell table:style-name="Tabla1.A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3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3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5</text:p>
          </table:table-cell>
          <table:table-cell table:style-name="Tabla1.A2" office:value-type="string">
            <text:p text:style-name="P2"><text:s/>Protein of unknown function DUF86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20</text:p>
          </table:table-cell>
          <table:table-cell table:style-name="Tabla1.A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90</text:p>
          </table:table-cell>
          <table:table-cell table:style-name="Tabla1.A2" office:value-type="string">
            <text:p text:style-name="P2"><text:s/>Protein of unknown function DUF20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40</text:p>
          </table:table-cell>
          <table:table-cell table:style-name="Tabla1.A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A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10</text:p>
          </table:table-cell>
          <table:table-cell table:style-name="Tabla1.A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130</text:p>
          </table:table-cell>
          <table:table-cell table:style-name="Tabla1.A2" office:value-type="string">
            <text:p text:style-name="P2"><text:s/>Protein phosphatase 4 core regulatory subunit 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00</text:p>
          </table:table-cell>
          <table:table-cell table:style-name="Tabla1.A2" office:value-type="string">
            <text:p text:style-name="P2"><text:s/>Zinc finger, CCHC-type n/a 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40</text:p>
          </table:table-cell>
          <table:table-cell table:style-name="Tabla1.A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50</text:p>
          </table:table-cell>
          <table:table-cell table:style-name="Tabla1.A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10</text:p>
          </table:table-cell>
          <table:table-cell table:style-name="Tabla1.A2" office:value-type="string">
            <text:p text:style-name="P2"><text:s/>Transmembrane protein 19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A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9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70</text:p>
          </table:table-cell>
          <table:table-cell table:style-name="Tabla1.A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70</text:p>
          </table:table-cell>
          <table:table-cell table:style-name="Tabla1.A2" office:value-type="string">
            <text:p text:style-name="P2"><text:s/>Phosphoglycerate mutase, 2,3-bisphosphoglycerate-in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10</text:p>
          </table:table-cell>
          <table:table-cell table:style-name="Tabla1.A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20</text:p>
          </table:table-cell>
          <table:table-cell table:style-name="Tabla1.A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90</text:p>
          </table:table-cell>
          <table:table-cell table:style-name="Tabla1.A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6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80</text:p>
          </table:table-cell>
          <table:table-cell table:style-name="Tabla1.A2" office:value-type="string">
            <text:p text:style-name="P2"><text:s/>Reticul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10</text:p>
          </table:table-cell>
          <table:table-cell table:style-name="Tabla1.A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20</text:p>
          </table:table-cell>
          <table:table-cell table:style-name="Tabla1.A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50</text:p>
          </table:table-cell>
          <table:table-cell table:style-name="Tabla1.A2" office:value-type="string">
            <text:p text:style-name="P2"><text:s/>Nica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80</text:p>
          </table:table-cell>
          <table:table-cell table:style-name="Tabla1.A2" office:value-type="string">
            <text:p text:style-name="P2"><text:s/>DNA polymerase alpha/epsilon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60</text:p>
          </table:table-cell>
          <table:table-cell table:style-name="Tabla1.A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80</text:p>
          </table:table-cell>
          <table:table-cell table:style-name="Tabla1.A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7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50</text:p>
          </table:table-cell>
          <table:table-cell table:style-name="Tabla1.A2" office:value-type="string">
            <text:p text:style-name="P2"><text:s/>RPA-interacting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50</text:p>
          </table:table-cell>
          <table:table-cell table:style-name="Tabla1.A2" office:value-type="string">
            <text:p text:style-name="P2"><text:s/>SANT/Myb domain n/a <text:s/>SANT/Myb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630</text:p>
          </table:table-cell>
          <table:table-cell table:style-name="Tabla1.A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4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0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70</text:p>
          </table:table-cell>
          <table:table-cell table:style-name="Tabla1.A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40</text:p>
          </table:table-cell>
          <table:table-cell table:style-name="Tabla1.A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60</text:p>
          </table:table-cell>
          <table:table-cell table:style-name="Tabla1.A2" office:value-type="string">
            <text:p text:style-name="P2">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10</text:p>
          </table:table-cell>
          <table:table-cell table:style-name="Tabla1.A2" office:value-type="string">
            <text:p text:style-name="P2"><text:s/>Zinc finger, B-box n/a 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70</text:p>
          </table:table-cell>
          <table:table-cell table:style-name="Tabla1.A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80</text:p>
          </table:table-cell>
          <table:table-cell table:style-name="Tabla1.A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10</text:p>
          </table:table-cell>
          <table:table-cell table:style-name="Tabla1.A2" office:value-type="string">
            <text:p text:style-name="P2"><text:s/>D-cysteine desulf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50</text:p>
          </table:table-cell>
          <table:table-cell table:style-name="Tabla1.A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0</text:p>
          </table:table-cell>
          <table:table-cell table:style-name="Tabla1.A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60</text:p>
          </table:table-cell>
          <table:table-cell table:style-name="Tabla1.A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10</text:p>
          </table:table-cell>
          <table:table-cell table:style-name="Tabla1.A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70</text:p>
          </table:table-cell>
          <table:table-cell table:style-name="Tabla1.A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30</text:p>
          </table:table-cell>
          <table:table-cell table:style-name="Tabla1.A2" office:value-type="string">
            <text:p text:style-name="P2"><text:s/>Zinc finger, MYN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0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30</text:p>
          </table:table-cell>
          <table:table-cell table:style-name="Tabla1.A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50</text:p>
          </table:table-cell>
          <table:table-cell table:style-name="Tabla1.A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80</text:p>
          </table:table-cell>
          <table:table-cell table:style-name="Tabla1.A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50</text:p>
          </table:table-cell>
          <table:table-cell table:style-name="Tabla1.A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90</text:p>
          </table:table-cell>
          <table:table-cell table:style-name="Tabla1.A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60</text:p>
          </table:table-cell>
          <table:table-cell table:style-name="Tabla1.A2" office:value-type="string">
            <text:p text:style-name="P2"><text:s/>Replication factor Mcm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40</text:p>
          </table:table-cell>
          <table:table-cell table:style-name="Tabla1.A2" office:value-type="string">
            <text:p text:style-name="P2"><text:s/>Peptidyl-prolyl cis-trans isomerase, FKBP-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70</text:p>
          </table:table-cell>
          <table:table-cell table:style-name="Tabla1.A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40</text:p>
          </table:table-cell>
          <table:table-cell table:style-name="Tabla1.A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5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8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30</text:p>
          </table:table-cell>
          <table:table-cell table:style-name="Tabla1.A2" office:value-type="string">
            <text:p text:style-name="P2"><text:s/>ATPase, V1 complex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A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A2" office:value-type="string">
            <text:p text:style-name="P2"><text:s/>Moybdenum cofactor oxidoreductase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30</text:p>
          </table:table-cell>
          <table:table-cell table:style-name="Tabla1.A2" office:value-type="string">
            <text:p text:style-name="P2"><text:s/>Riboflavin synthase-like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5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20</text:p>
          </table:table-cell>
          <table:table-cell table:style-name="Tabla1.A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30</text:p>
          </table:table-cell>
          <table:table-cell table:style-name="Tabla1.A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40</text:p>
          </table:table-cell>
          <table:table-cell table:style-name="Tabla1.A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60</text:p>
          </table:table-cell>
          <table:table-cell table:style-name="Tabla1.A2" office:value-type="string">
            <text:p text:style-name="P2"><text:s/>RNA polymerase II, heptapeptide repeat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10</text:p>
          </table:table-cell>
          <table:table-cell table:style-name="Tabla1.A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80</text:p>
          </table:table-cell>
          <table:table-cell table:style-name="Tabla1.A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90</text:p>
          </table:table-cell>
          <table:table-cell table:style-name="Tabla1.A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A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10</text:p>
          </table:table-cell>
          <table:table-cell table:style-name="Tabla1.A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30</text:p>
          </table:table-cell>
          <table:table-cell table:style-name="Tabla1.A2" office:value-type="string">
            <text:p text:style-name="P2"><text:s/>Alkaline phosphatase D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10</text:p>
          </table:table-cell>
          <table:table-cell table:style-name="Tabla1.A2" office:value-type="string">
            <text:p text:style-name="P2"><text:s/>TFIID subunit, WD40-associated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10</text:p>
          </table:table-cell>
          <table:table-cell table:style-name="Tabla1.A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20</text:p>
          </table:table-cell>
          <table:table-cell table:style-name="Tabla1.A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60</text:p>
          </table:table-cell>
          <table:table-cell table:style-name="Tabla1.A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60</text:p>
          </table:table-cell>
          <table:table-cell table:style-name="Tabla1.A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7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20</text:p>
          </table:table-cell>
          <table:table-cell table:style-name="Tabla1.A2" office:value-type="string">
            <text:p text:style-name="P2"><text:s/>Haemerythrin/HHE cation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3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20</text:p>
          </table:table-cell>
          <table:table-cell table:style-name="Tabla1.A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50</text:p>
          </table:table-cell>
          <table:table-cell table:style-name="Tabla1.A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60</text:p>
          </table:table-cell>
          <table:table-cell table:style-name="Tabla1.A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60</text:p>
          </table:table-cell>
          <table:table-cell table:style-name="Tabla1.A2" office:value-type="string">
            <text:p text:style-name="P2"><text:s/>Sde2 N-terminal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095</text:p>
          </table:table-cell>
          <table:table-cell table:style-name="Tabla1.A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90</text:p>
          </table:table-cell>
          <table:table-cell table:style-name="Tabla1.A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00</text:p>
          </table:table-cell>
          <table:table-cell table:style-name="Tabla1.A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30</text:p>
          </table:table-cell>
          <table:table-cell table:style-name="Tabla1.A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10</text:p>
          </table:table-cell>
          <table:table-cell table:style-name="Tabla1.A2" office:value-type="string">
            <text:p text:style-name="P2"><text:s/>Translation initiation factor 3 complex subunit 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30</text:p>
          </table:table-cell>
          <table:table-cell table:style-name="Tabla1.A2" office:value-type="string">
            <text:p text:style-name="P2"><text:s/>Prefoldin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60</text:p>
          </table:table-cell>
          <table:table-cell table:style-name="Tabla1.A2" office:value-type="string">
            <text:p text:style-name="P2"><text:s/>Mad3/BUB1 homology regio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5</text:p>
          </table:table-cell>
          <table:table-cell table:style-name="Tabla1.A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90</text:p>
          </table:table-cell>
          <table:table-cell table:style-name="Tabla1.A2" office:value-type="string">
            <text:p text:style-name="P2"><text:s/>XAP5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50</text:p>
          </table:table-cell>
          <table:table-cell table:style-name="Tabla1.A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60</text:p>
          </table:table-cell>
          <table:table-cell table:style-name="Tabla1.A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10</text:p>
          </table:table-cell>
          <table:table-cell table:style-name="Tabla1.A2" office:value-type="string">
            <text:p text:style-name="P2"><text:s/>Alpha-ketoglutarate-dependent dioxygenase FTO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6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70</text:p>
          </table:table-cell>
          <table:table-cell table:style-name="Tabla1.A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40</text:p>
          </table:table-cell>
          <table:table-cell table:style-name="Tabla1.A2" office:value-type="string">
            <text:p text:style-name="P2"><text:s/>DNA topoisomerase I, DNA binding, mixed alpha/beta motif, eukaryoti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70</text:p>
          </table:table-cell>
          <table:table-cell table:style-name="Tabla1.A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50</text:p>
          </table:table-cell>
          <table:table-cell table:style-name="Tabla1.A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70</text:p>
          </table:table-cell>
          <table:table-cell table:style-name="Tabla1.A2" office:value-type="string">
            <text:p text:style-name="P2"><text:s/>NatC Nalpha-terminal acetyltransferase, Mak10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00</text:p>
          </table:table-cell>
          <table:table-cell table:style-name="Tabla1.A2" office:value-type="string">
            <text:p text:style-name="P2">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20</text:p>
          </table:table-cell>
          <table:table-cell table:style-name="Tabla1.A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60</text:p>
          </table:table-cell>
          <table:table-cell table:style-name="Tabla1.A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10</text:p>
          </table:table-cell>
          <table:table-cell table:style-name="Tabla1.A2" office:value-type="string">
            <text:p text:style-name="P2"><text:s/>Spo11/DNA topoisomerase VI,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50</text:p>
          </table:table-cell>
          <table:table-cell table:style-name="Tabla1.A2" office:value-type="string">
            <text:p text:style-name="P2"><text:s/>Mlo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00</text:p>
          </table:table-cell>
          <table:table-cell table:style-name="Tabla1.A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4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70</text:p>
          </table:table-cell>
          <table:table-cell table:style-name="Tabla1.A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80</text:p>
          </table:table-cell>
          <table:table-cell table:style-name="Tabla1.A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5</text:p>
          </table:table-cell>
          <table:table-cell table:style-name="Tabla1.A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20</text:p>
          </table:table-cell>
          <table:table-cell table:style-name="Tabla1.A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30</text:p>
          </table:table-cell>
          <table:table-cell table:style-name="Tabla1.A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40</text:p>
          </table:table-cell>
          <table:table-cell table:style-name="Tabla1.A2" office:value-type="string">
            <text:p text:style-name="P2"><text:s/>DEN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9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00</text:p>
          </table:table-cell>
          <table:table-cell table:style-name="Tabla1.A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30</text:p>
          </table:table-cell>
          <table:table-cell table:style-name="Tabla1.A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00</text:p>
          </table:table-cell>
          <table:table-cell table:style-name="Tabla1.A2" office:value-type="string">
            <text:p text:style-name="P2"><text:s/>ABC transporter, AB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65</text:p>
          </table:table-cell>
          <table:table-cell table:style-name="Tabla1.A2" office:value-type="string">
            <text:p text:style-name="P2"><text:s/>ARID/BRIGHT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50</text:p>
          </table:table-cell>
          <table:table-cell table:style-name="Tabla1.A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40</text:p>
          </table:table-cell>
          <table:table-cell table:style-name="Tabla1.A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60</text:p>
          </table:table-cell>
          <table:table-cell table:style-name="Tabla1.A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40</text:p>
          </table:table-cell>
          <table:table-cell table:style-name="Tabla1.A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20</text:p>
          </table:table-cell>
          <table:table-cell table:style-name="Tabla1.A2" office:value-type="string">
            <text:p text:style-name="P2"><text:s/>Ribosomal protein S4/S9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5</text:p>
          </table:table-cell>
          <table:table-cell table:style-name="Tabla1.A2" office:value-type="string">
            <text:p text:style-name="P2"><text:s/>rRNA small subunit methyltransferase I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30</text:p>
          </table:table-cell>
          <table:table-cell table:style-name="Tabla1.A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80</text:p>
          </table:table-cell>
          <table:table-cell table:style-name="Tabla1.A2" office:value-type="string">
            <text:p text:style-name="P2"><text:s/>Histidine-tRNA ligase/ATP phosphoribosyltransferase regulatory subun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0</text:p>
          </table:table-cell>
          <table:table-cell table:style-name="Tabla1.A2" office:value-type="string">
            <text:p text:style-name="P2"><text:s/>D-isomer specific 2-hydroxyacid dehydrogenase, NAD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20</text:p>
          </table:table-cell>
          <table:table-cell table:style-name="Tabla1.A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5</text:p>
          </table:table-cell>
          <table:table-cell table:style-name="Tabla1.A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0</text:p>
          </table:table-cell>
          <table:table-cell table:style-name="Tabla1.A2" office:value-type="string">
            <text:p text:style-name="P2"><text:s/>Domain of unknown function DUF296 n/a 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40</text:p>
          </table:table-cell>
          <table:table-cell table:style-name="Tabla1.A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4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70</text:p>
          </table:table-cell>
          <table:table-cell table:style-name="Tabla1.A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10</text:p>
          </table:table-cell>
          <table:table-cell table:style-name="Tabla1.A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10</text:p>
          </table:table-cell>
          <table:table-cell table:style-name="Tabla1.A2" office:value-type="string">
            <text:p text:style-name="P2"><text:s/>Heme A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20</text:p>
          </table:table-cell>
          <table:table-cell table:style-name="Tabla1.A2" office:value-type="string">
            <text:p text:style-name="P2"><text:s/>Rad4/PNGase transglutaminase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50</text:p>
          </table:table-cell>
          <table:table-cell table:style-name="Tabla1.A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475</text:p>
          </table:table-cell>
          <table:table-cell table:style-name="Tabla1.A2" office:value-type="string">
            <text:p text:style-name="P2"><text:s/>Rhodanese-like domain n/a 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00</text:p>
          </table:table-cell>
          <table:table-cell table:style-name="Tabla1.A2" office:value-type="string">
            <text:p text:style-name="P2"><text:s/>Serine/threonine-protein kinase, active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50</text:p>
          </table:table-cell>
          <table:table-cell table:style-name="Tabla1.A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0</text:p>
          </table:table-cell>
          <table:table-cell table:style-name="Tabla1.A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5</text:p>
          </table:table-cell>
          <table:table-cell table:style-name="Tabla1.A2" office:value-type="string">
            <text:p text:style-name="P2"><text:s/>NADH ubiquinone oxidoreductase, F subunit, iron sulphur binding <text:s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20</text:p>
          </table:table-cell>
          <table:table-cell table:style-name="Tabla1.A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0</text:p>
          </table:table-cell>
          <table:table-cell table:style-name="Tabla1.A2" office:value-type="string">
            <text:p text:style-name="P2"><text:s/>G-protein beta WD-40 repeat n/a <text:s/>G-protein beta WD-40 repea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80</text:p>
          </table:table-cell>
          <table:table-cell table:style-name="Tabla1.A2" office:value-type="string">
            <text:p text:style-name="P2"><text:s/>NUDIX hydrolase, conserved site n/a 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2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30</text:p>
          </table:table-cell>
          <table:table-cell table:style-name="Tabla1.A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50</text:p>
          </table:table-cell>
          <table:table-cell table:style-name="Tabla1.A2" office:value-type="string">
            <text:p text:style-name="P2"><text:s/>Sterile alpha motif/pointed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90</text:p>
          </table:table-cell>
          <table:table-cell table:style-name="Tabla1.A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10</text:p>
          </table:table-cell>
          <table:table-cell table:style-name="Tabla1.A2" office:value-type="string">
            <text:p text:style-name="P2"><text:s/>Sodium/solute symporter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60</text:p>
          </table:table-cell>
          <table:table-cell table:style-name="Tabla1.A2" office:value-type="string">
            <text:p text:style-name="P2"><text:s/>Membrane protein,Tapt1/CMV 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80</text:p>
          </table:table-cell>
          <table:table-cell table:style-name="Tabla1.A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20</text:p>
          </table:table-cell>
          <table:table-cell table:style-name="Tabla1.A2" office:value-type="string">
            <text:p text:style-name="P2"><text:s/>ATP12, ATPase F1F0-assembl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80</text:p>
          </table:table-cell>
          <table:table-cell table:style-name="Tabla1.A2" office:value-type="string">
            <text:p text:style-name="P2"><text:s/>Endonuclease III-like, iron-sulphur cluster loop motif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10</text:p>
          </table:table-cell>
          <table:table-cell table:style-name="Tabla1.A2" office:value-type="string">
            <text:p text:style-name="P2"><text:s/>Condensin complex subunit 2/barr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60</text:p>
          </table:table-cell>
          <table:table-cell table:style-name="Tabla1.A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20</text:p>
          </table:table-cell>
          <table:table-cell table:style-name="Tabla1.A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60</text:p>
          </table:table-cell>
          <table:table-cell table:style-name="Tabla1.A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20</text:p>
          </table:table-cell>
          <table:table-cell table:style-name="Tabla1.A2" office:value-type="string">
            <text:p text:style-name="P2"><text:s/>UDP-galactos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3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10</text:p>
          </table:table-cell>
          <table:table-cell table:style-name="Tabla1.A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90</text:p>
          </table:table-cell>
          <table:table-cell table:style-name="Tabla1.A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20</text:p>
          </table:table-cell>
          <table:table-cell table:style-name="Tabla1.A2" office:value-type="string">
            <text:p text:style-name="P2"><text:s/>Putative U6 snRNA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80</text:p>
          </table:table-cell>
          <table:table-cell table:style-name="Tabla1.A2" office:value-type="string">
            <text:p text:style-name="P2"><text:s/>Protein of unknown function DUF2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95</text:p>
          </table:table-cell>
          <table:table-cell table:style-name="Tabla1.A2" office:value-type="string">
            <text:p text:style-name="P2"><text:s/>Pyridine nucleotide-disulphide oxidoreductase, FAD/NADP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0</text:p>
          </table:table-cell>
          <table:table-cell table:style-name="Tabla1.A2" office:value-type="string">
            <text:p text:style-name="P2"><text:s/>Cation/H+ exchanger n/a <text:s/>Cation/H+ exchang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090</text:p>
          </table:table-cell>
          <table:table-cell table:style-name="Tabla1.A2" office:value-type="string">
            <text:p text:style-name="P2"><text:s/>Peptidase M76, ATP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10</text:p>
          </table:table-cell>
          <table:table-cell table:style-name="Tabla1.A2" office:value-type="string">
            <text:p text:style-name="P2"><text:s/>Cytidine deaminase n/a <text:s/>Cytidine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50</text:p>
          </table:table-cell>
          <table:table-cell table:style-name="Tabla1.A2" office:value-type="string">
            <text:p text:style-name="P2"><text:s/>Homeobox K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20</text:p>
          </table:table-cell>
          <table:table-cell table:style-name="Tabla1.A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30</text:p>
          </table:table-cell>
          <table:table-cell table:style-name="Tabla1.A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9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00</text:p>
          </table:table-cell>
          <table:table-cell table:style-name="Tabla1.A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90</text:p>
          </table:table-cell>
          <table:table-cell table:style-name="Tabla1.A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80</text:p>
          </table:table-cell>
          <table:table-cell table:style-name="Tabla1.A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0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6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5</text:p>
          </table:table-cell>
          <table:table-cell table:style-name="Tabla1.A2" office:value-type="string">
            <text:p text:style-name="P2"><text:s/>Endonuclease/exonuclease/phosphat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40</text:p>
          </table:table-cell>
          <table:table-cell table:style-name="Tabla1.A2" office:value-type="string">
            <text:p text:style-name="P2"><text:s/>FG-GA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10</text:p>
          </table:table-cell>
          <table:table-cell table:style-name="Tabla1.A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20</text:p>
          </table:table-cell>
          <table:table-cell table:style-name="Tabla1.A2" office:value-type="string">
            <text:p text:style-name="P2"><text:s/>14-3-3 prote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6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00</text:p>
          </table:table-cell>
          <table:table-cell table:style-name="Tabla1.A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20</text:p>
          </table:table-cell>
          <table:table-cell table:style-name="Tabla1.A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80</text:p>
          </table:table-cell>
          <table:table-cell table:style-name="Tabla1.A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90</text:p>
          </table:table-cell>
          <table:table-cell table:style-name="Tabla1.A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35</text:p>
          </table:table-cell>
          <table:table-cell table:style-name="Tabla1.A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40</text:p>
          </table:table-cell>
          <table:table-cell table:style-name="Tabla1.A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70</text:p>
          </table:table-cell>
          <table:table-cell table:style-name="Tabla1.A2" office:value-type="string">
            <text:p text:style-name="P2"><text:s/>Serin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270</text:p>
          </table:table-cell>
          <table:table-cell table:style-name="Tabla1.A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80</text:p>
          </table:table-cell>
          <table:table-cell table:style-name="Tabla1.A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30</text:p>
          </table:table-cell>
          <table:table-cell table:style-name="Tabla1.A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5</text:p>
          </table:table-cell>
          <table:table-cell table:style-name="Tabla1.A2" office:value-type="string">
            <text:p text:style-name="P2"><text:s/>Harbinger transposase-derived nucl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80</text:p>
          </table:table-cell>
          <table:table-cell table:style-name="Tabla1.A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90</text:p>
          </table:table-cell>
          <table:table-cell table:style-name="Tabla1.A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10</text:p>
          </table:table-cell>
          <table:table-cell table:style-name="Tabla1.A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00</text:p>
          </table:table-cell>
          <table:table-cell table:style-name="Tabla1.A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70</text:p>
          </table:table-cell>
          <table:table-cell table:style-name="Tabla1.A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10</text:p>
          </table:table-cell>
          <table:table-cell table:style-name="Tabla1.A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20</text:p>
          </table:table-cell>
          <table:table-cell table:style-name="Tabla1.A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4:35:14.403063669</meta:creation-date>
    <dc:date>2023-10-27T14:53:10.073376807</dc:date>
    <meta:editing-duration>PT17M38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15" meta:paragraph-count="987" meta:word-count="2099" meta:character-count="21550" meta:non-whitespace-character-count="19910"/>
  </office:meta>
</office:document-meta>
</file>